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25cm" fo:min-width="4.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1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2cm" fo:min-width="0cm"/>
      <style:paragraph-properties style:writing-mode="lr-tb"/>
    </style:style>
    <style:style style:name="gr7" style:family="graphic" style:parent-style-name="standard">
      <style:graphic-properties draw:fill="solid" draw:fill-color="#dde8cb" draw:textarea-horizontal-align="justify" draw:textarea-vertical-align="middle" draw:auto-grow-height="false" fo:min-height="4.25cm" fo:min-width="3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5cm" fo:min-width="0cm"/>
      <style:paragraph-properties style:writing-mode="lr-tb"/>
    </style:style>
    <style:style style:name="gr10" style:family="graphic" style:parent-style-name="standard">
      <style:graphic-properties draw:fill="solid" draw:fill-color="#3465a4" draw:textarea-horizontal-align="justify" draw:textarea-vertical-align="middle" draw:auto-grow-height="false" fo:min-height="0.889cm" fo:min-width="0.1cm"/>
    </style:style>
    <style:style style:name="gr11" style:family="graphic" style:parent-style-name="standard">
      <style:graphic-properties draw:fill="solid" draw:fill-color="#3465a4" draw:textarea-horizontal-align="justify" draw:textarea-vertical-align="middle" draw:auto-grow-height="false" fo:min-height="0.3cm" fo:min-width="0.55cm"/>
    </style:style>
    <style:style style:name="gr12" style:family="graphic" style:parent-style-name="standard">
      <style:graphic-properties draw:stroke="none" draw:fill="solid" draw:fill-color="#ffbf00" draw:textarea-horizontal-align="justify" draw:textarea-vertical-align="middle" draw:auto-grow-height="false" fo:min-height="1.518cm" fo:min-width="1.2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2.097cm"/>
      <style:paragraph-properties style:writing-mode="lr-tb"/>
    </style:style>
    <style:style style:name="gr14" style:family="graphic" style:parent-style-name="standard">
      <style:graphic-properties draw:fill="solid" draw:fill-color="#ff0000" draw:textarea-horizontal-align="justify" draw:textarea-vertical-align="middle" draw:auto-grow-height="false" fo:min-height="1.378cm" fo:min-width="1.128cm"/>
    </style:style>
    <style:style style:name="gr15" style:family="graphic" style:parent-style-name="standard">
      <style:graphic-properties draw:textarea-horizontal-align="justify" draw:textarea-vertical-align="middle" draw:auto-grow-height="false" fo:min-height="4.65cm" fo:min-width="8.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537cm"/>
      <style:paragraph-properties style:writing-mode="lr-tb"/>
    </style:style>
    <style:style style:name="gr18" style:family="graphic" style:parent-style-name="standard">
      <style:graphic-properties draw:stroke="none" draw:fill="solid" draw:fill-color="#ffbf00" draw:textarea-horizontal-align="justify" draw:textarea-vertical-align="middle" draw:auto-grow-height="false" fo:min-height="1.094cm" fo:min-width="0.84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097cm"/>
      <style:paragraph-properties style:writing-mode="lr-tb"/>
    </style:style>
    <style:style style:name="gr20" style:family="graphic" style:parent-style-name="standard">
      <style:graphic-properties draw:fill="solid" draw:fill-color="#ff0000" draw:textarea-horizontal-align="justify" draw:textarea-vertical-align="middle" draw:auto-grow-height="false" fo:min-height="1.021cm" fo:min-width="0.7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="solid" draw:fill-color="#dde8cb"/>
      <style:paragraph-properties fo:text-align="center"/>
    </style:style>
    <style:style style:name="P7" style:family="paragraph">
      <loext:graphic-properties draw:fill="solid" draw:fill-color="#3465a4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bf00"/>
      <style:paragraph-properties fo:text-align="center"/>
    </style:style>
    <style:style style:name="P10" style:family="paragraph">
      <style:text-properties fo:color="#ffffff" fo:font-size="14pt" fo:font-weight="bold" style:font-size-asian="18pt" style:font-size-complex="18pt"/>
    </style:style>
    <style:style style:name="P11" style:family="paragraph">
      <loext:graphic-properties draw:fill="none" draw:fill-color="#ffffff"/>
      <style:text-properties fo:color="#ffffff" fo:font-size="14pt" fo:font-weight="bold" style:font-size-asian="18pt" style:font-size-complex="18pt"/>
    </style:style>
    <style:style style:name="P12" style:family="paragraph">
      <loext:graphic-properties draw:fill="solid" draw:fill-color="#ff0000"/>
      <style:paragraph-properties fo:text-align="center"/>
    </style:style>
    <style:style style:name="P13" style:family="paragraph">
      <loext:graphic-properties draw:fill="none" draw:fill-color="#ffffff"/>
      <style:text-properties fo:font-size="12pt" style:font-size-asian="18pt" style:font-size-complex="18pt"/>
    </style:style>
    <style:style style:name="P14" style:family="paragraph">
      <style:text-properties fo:font-size="13pt" style:font-size-asian="18pt" style:font-size-complex="18pt"/>
    </style:style>
    <style:style style:name="P15" style:family="paragraph">
      <loext:graphic-properties draw:fill="none" draw:fill-color="#ffffff"/>
      <style:text-properties fo:font-size="13pt" style:font-size-asian="18pt" style:font-size-complex="18pt"/>
    </style:style>
    <style:style style:name="P16" style:family="paragraph">
      <style:paragraph-properties fo:text-align="center"/>
      <style:text-properties fo:color="#ffffff" fo:font-size="10pt" fo:font-weight="bold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fo:color="#ffffff" fo:font-size="10pt" fo:font-weight="bold" style:font-size-asian="18pt" style:font-size-complex="18pt"/>
    </style:style>
    <style:style style:name="P18" style:family="paragraph">
      <style:text-properties fo:color="#ffffff" fo:font-size="10pt" fo:font-weight="bold" style:font-size-asian="18pt" style:font-size-complex="18pt"/>
    </style:style>
    <style:style style:name="P19" style:family="paragraph">
      <loext:graphic-properties draw:fill="none" draw:fill-color="#ffffff"/>
      <style:text-properties fo:color="#ffffff" fo:font-size="10pt" fo:font-weight="bold" style:font-size-asian="18pt" style:font-size-complex="18pt"/>
    </style:style>
    <style:style style:name="P20" style:family="paragraph">
      <style:text-properties fo:font-size="22pt"/>
    </style:style>
    <style:style style:name="P21" style:family="paragraph">
      <loext:graphic-properties draw:fill="none" draw:fill-color="#ffffff"/>
      <style:text-properties fo:font-size="22pt" fo:font-weight="bold" style:font-size-asian="18pt" style:font-size-complex="18pt"/>
    </style:style>
    <style:style style:name="T1" style:family="text">
      <style:text-properties fo:font-size="14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4pt" style:text-underline-style="none" style:font-size-asian="18pt" style:font-size-complex="18pt"/>
    </style:style>
    <style:style style:name="T4" style:family="text">
      <style:text-properties fo:color="#ffffff" fo:font-size="14pt" fo:font-weight="bold" style:font-size-asian="18pt" style:font-size-complex="18pt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size="13pt" style:font-size-asian="18pt" style:font-size-complex="18pt"/>
    </style:style>
    <style:style style:name="T7" style:family="text">
      <style:text-properties fo:color="#ffffff" fo:font-size="10pt" fo:font-weight="bold" style:font-size-asian="18pt" style:font-size-complex="18pt"/>
    </style:style>
    <style:style style:name="T8" style:family="text">
      <style:text-properties fo:font-size="2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g>
              <draw:g>
                <draw:custom-shape draw:style-name="gr1" draw:text-style-name="P1" draw:layer="layout" svg:width="4.6cm" svg:height="8.5cm" svg:x="1.8cm" svg:y="10.5cm">
                  <text:p/>
                  <draw:enhanced-geometry svg:viewBox="0 0 21600 21600" draw:type="rectangle" draw:enhanced-path="M 0 0 L 21600 0 21600 21600 0 21600 0 0 Z N"/>
                </draw:custom-shape>
                <draw:frame draw:style-name="gr2" draw:text-style-name="P3" draw:layer="layout" svg:width="2.831cm" svg:height="0.802cm" svg:x="2.685cm" svg:y="14.349cm">
                  <draw:text-box>
                    <text:p text:style-name="P2"><text:span text:style-name="T1">¿</text:span><text:span text:style-name="T1">E</text:span><text:span text:style-name="T1">s</text:span><text:span text:style-name="T1"> </text:span><text:span text:style-name="T1">l</text:span><text:span text:style-name="T1">e</text:span><text:span text:style-name="T2">g</text:span><text:span text:style-name="T2">a</text:span><text:span text:style-name="T2">l</text:span><text:span text:style-name="T2">?</text:span></text:p>
                  </draw:text-box>
                </draw:frame>
              </draw:g>
              <draw:g>
                <draw:custom-shape draw:style-name="gr1" draw:text-style-name="P1" draw:layer="layout" svg:width="4.6cm" svg:height="8.5cm" svg:x="7.8cm" svg:y="10.5cm">
                  <text:p/>
                  <draw:enhanced-geometry svg:viewBox="0 0 21600 21600" draw:type="rectangle" draw:enhanced-path="M 0 0 L 21600 0 21600 21600 0 21600 0 0 Z N"/>
                </draw:custom-shape>
                <draw:frame draw:style-name="gr3" draw:text-style-name="P5" draw:layer="layout" svg:width="4.5cm" svg:height="5.265cm" svg:x="7.85cm" svg:y="12.118cm">
                  <draw:text-box>
                    <text:p text:style-name="P4"><text:span text:style-name="T2">¿C</text:span><text:span text:style-name="T2">um</text:span><text:span text:style-name="T2">ple </text:span><text:span text:style-name="T2">est</text:span><text:span text:style-name="T2">o </text:span><text:span text:style-name="T2">co</text:span><text:span text:style-name="T2">n </text:span><text:span text:style-name="T2">nu</text:span><text:span text:style-name="T2">est</text:span><text:span text:style-name="T2">ro </text:span><text:span text:style-name="T2">có</text:span><text:span text:style-name="T2">dig</text:span><text:span text:style-name="T2">o y </text:span><text:span text:style-name="T2">las </text:span><text:span text:style-name="T2">pol</text:span><text:span text:style-name="T2">ític</text:span><text:span text:style-name="T2">as </text:span><text:span text:style-name="T2">de </text:span><text:span text:style-name="T2">nu</text:span><text:span text:style-name="T2">est</text:span><text:span text:style-name="T2">ra </text:span><text:span text:style-name="T2">em</text:span><text:span text:style-name="T2">pre</text:span><text:span text:style-name="T2">sa, </text:span><text:span text:style-name="T2">y </text:span><text:span text:style-name="T2">co</text:span><text:span text:style-name="T2">n </text:span><text:span text:style-name="T2">los </text:span><text:span text:style-name="T2">pri</text:span><text:span text:style-name="T2">nci</text:span><text:span text:style-name="T2">pio</text:span><text:span text:style-name="T2">s </text:span><text:span text:style-name="T2">de </text:span><text:span text:style-name="T2">co</text:span><text:span text:style-name="T2">mp</text:span><text:span text:style-name="T2">ort</text:span><text:span text:style-name="T2">am</text:span><text:span text:style-name="T2">ien</text:span><text:span text:style-name="T2">to </text:span><text:span text:style-name="T2">étic</text:span><text:span text:style-name="T2">o?</text:span></text:p>
                  </draw:text-box>
                </draw:frame>
              </draw:g>
              <draw:g>
                <draw:custom-shape draw:style-name="gr1" draw:text-style-name="P1" draw:layer="layout" svg:width="4.6cm" svg:height="8.5cm" svg:x="19.9cm" svg:y="10.5cm">
                  <text:p/>
                  <draw:enhanced-geometry svg:viewBox="0 0 21600 21600" draw:type="rectangle" draw:enhanced-path="M 0 0 L 21600 0 21600 21600 0 21600 0 0 Z N"/>
                </draw:custom-shape>
                <draw:frame draw:style-name="gr4" draw:text-style-name="P5" draw:layer="layout" svg:width="4.427cm" svg:height="1.5cm" svg:x="19.987cm" svg:y="14cm">
                  <draw:text-box>
                    <text:p text:style-name="P4"><text:span text:style-name="T2">¿</text:span><text:span text:style-name="T2">E</text:span><text:span text:style-name="T2">s</text:span><text:span text:style-name="T2">t</text:span><text:span text:style-name="T2">a</text:span><text:span text:style-name="T2">r</text:span><text:span text:style-name="T2">í</text:span><text:span text:style-name="T2">a</text:span><text:span text:style-name="T2"> </text:span><text:span text:style-name="T2">b</text:span><text:span text:style-name="T2">i</text:span><text:span text:style-name="T2">e</text:span><text:span text:style-name="T2">n</text:span><text:span text:style-name="T2"> </text:span><text:span text:style-name="T2">s</text:span><text:span text:style-name="T2">i</text:span><text:span text:style-name="T2"> </text:span><text:span text:style-name="T2">t</text:span><text:span text:style-name="T2">o</text:span><text:span text:style-name="T2">d</text:span><text:span text:style-name="T2">o</text:span><text:span text:style-name="T2">s</text:span><text:span text:style-name="T2"> </text:span><text:span text:style-name="T2">l</text:span><text:span text:style-name="T2">o</text:span><text:span text:style-name="T2"> </text:span><text:span text:style-name="T2">h</text:span><text:span text:style-name="T2">i</text:span><text:span text:style-name="T2">c</text:span><text:span text:style-name="T2">i</text:span><text:span text:style-name="T2">e</text:span><text:span text:style-name="T2">r</text:span><text:span text:style-name="T2">a</text:span><text:span text:style-name="T2">n</text:span><text:span text:style-name="T2">?</text:span></text:p>
                  </draw:text-box>
                </draw:frame>
              </draw:g>
              <draw:g>
                <draw:custom-shape draw:style-name="gr1" draw:text-style-name="P1" draw:layer="layout" svg:width="4.6cm" svg:height="8.5cm" svg:x="25.9cm" svg:y="10.5cm">
                  <text:p/>
                  <draw:enhanced-geometry svg:viewBox="0 0 21600 21600" draw:type="rectangle" draw:enhanced-path="M 0 0 L 21600 0 21600 21600 0 21600 0 0 Z N"/>
                </draw:custom-shape>
                <draw:frame draw:style-name="gr5" draw:text-style-name="P5" draw:layer="layout" svg:width="4cm" svg:height="4.659cm" svg:x="26.2cm" svg:y="12.421cm">
                  <draw:text-box>
                    <text:p text:style-name="P1"><text:span text:style-name="T2">¿E</text:span><text:span text:style-name="T2">sto</text:span><text:span text:style-name="T2">y </text:span><text:span text:style-name="T2">se</text:span><text:span text:style-name="T2">gur</text:span><text:span text:style-name="T2">o </text:span><text:span text:style-name="T2">de </text:span><text:span text:style-name="T2">qu</text:span><text:span text:style-name="T2">e </text:span><text:span text:style-name="T2">me </text:span><text:span text:style-name="T2">se</text:span><text:span text:style-name="T2">ntir</text:span><text:span text:style-name="T2">ía </text:span><text:span text:style-name="T2">có</text:span><text:span text:style-name="T2">mo</text:span><text:span text:style-name="T2">do </text:span><text:span text:style-name="T2">si </text:span><text:span text:style-name="T2">lo </text:span><text:span text:style-name="T2">ley</text:span><text:span text:style-name="T2">era </text:span><text:span text:style-name="T2">en </text:span><text:span text:style-name="T2">la </text:span><text:span text:style-name="T2">por</text:span><text:span text:style-name="T2">tad</text:span><text:span text:style-name="T2">a </text:span><text:span text:style-name="T2">del </text:span><text:span text:style-name="T2">per</text:span><text:span text:style-name="T2">iódi</text:span><text:span text:style-name="T2">co</text:span><text:span text:style-name="T2">?</text:span></text:p>
                  </draw:text-box>
                </draw:frame>
              </draw:g>
              <draw:g>
                <draw:custom-shape draw:style-name="gr1" draw:text-style-name="P1" draw:layer="layout" svg:width="4.6cm" svg:height="8.5cm" svg:x="13.9cm" svg:y="10.5cm">
                  <text:p/>
                  <draw:enhanced-geometry svg:viewBox="0 0 21600 21600" draw:type="rectangle" draw:enhanced-path="M 0 0 L 21600 0 21600 21600 0 21600 0 0 Z N"/>
                </draw:custom-shape>
                <draw:frame draw:style-name="gr6" draw:text-style-name="P5" draw:layer="layout" svg:width="4.6cm" svg:height="3.812cm" svg:x="13.9cm" svg:y="12.844cm">
                  <draw:text-box>
                    <text:p text:style-name="P4"><text:span text:style-name="T2">¿</text:span><text:span text:style-name="T2">E</text:span><text:span text:style-name="T2">s</text:span><text:span text:style-name="T2">t</text:span><text:span text:style-name="T2">o</text:span><text:span text:style-name="T2">y</text:span><text:span text:style-name="T2"> </text:span><text:span text:style-name="T2">s</text:span><text:span text:style-name="T2">e</text:span><text:span text:style-name="T2">g</text:span><text:span text:style-name="T2">u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e</text:span><text:span text:style-name="T2">s</text:span><text:span text:style-name="T2">t</text:span><text:span text:style-name="T2">o</text:span><text:span text:style-name="T2"> </text:span><text:span text:style-name="T2">n</text:span><text:span text:style-name="T2">o</text:span><text:span text:style-name="T2"> </text:span><text:span text:style-name="T2">c</text:span><text:span text:style-name="T2">a</text:span><text:span text:style-name="T2">u</text:span><text:span text:style-name="T2">s</text:span><text:span text:style-name="T2">a</text:span><text:span text:style-name="T2">r</text:span><text:span text:style-name="T2">á</text:span><text:span text:style-name="T2"> </text:span><text:span text:style-name="T2">p</text:span><text:span text:style-name="T2">é</text:span><text:span text:style-name="T2">r</text:span><text:span text:style-name="T2">d</text:span><text:span text:style-name="T2">i</text:span><text:span text:style-name="T2">d</text:span><text:span text:style-name="T2">a</text:span><text:span text:style-name="T2"> </text:span><text:span text:style-name="T2">o</text:span><text:span text:style-name="T2"> </text:span><text:span text:style-name="T2">d</text:span><text:span text:style-name="T2">a</text:span><text:span text:style-name="T2">ñ</text:span><text:span text:style-name="T2">o</text:span><text:span text:style-name="T2"> </text:span><text:span text:style-name="T2">a</text:span><text:span text:style-name="T2"> </text:span><text:span text:style-name="T2">n</text:span><text:span text:style-name="T2">u</text:span><text:span text:style-name="T2">e</text:span><text:span text:style-name="T2">s</text:span><text:span text:style-name="T2">t</text:span><text:span text:style-name="T2">r</text:span><text:span text:style-name="T2">a</text:span><text:span text:style-name="T2"> </text:span><text:span text:style-name="T2">e</text:span><text:span text:style-name="T2">m</text:span><text:span text:style-name="T2">p</text:span><text:span text:style-name="T2">r</text:span><text:span text:style-name="T2">e</text:span><text:span text:style-name="T2">s</text:span><text:span text:style-name="T2">a</text:span><text:span text:style-name="T2"> </text:span><text:span text:style-name="T2">y</text:span><text:span text:style-name="T2"> </text:span><text:span text:style-name="T2">s</text:span><text:span text:style-name="T2">u</text:span><text:span text:style-name="T2">s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e</text:span><text:span text:style-name="T2">s</text:span><text:span text:style-name="T2">a</text:span><text:span text:style-name="T2">d</text:span><text:span text:style-name="T2">o</text:span><text:span text:style-name="T2">s</text:span><text:span text:style-name="T2">?</text:span></text:p>
                  </draw:text-box>
                </draw:frame>
              </draw:g>
              <draw:g>
                <draw:custom-shape draw:style-name="gr7" draw:text-style-name="P6" draw:layer="layout" svg:width="3.8cm" svg:height="4.5cm" svg:x="32.1cm" svg:y="12.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8" draw:text-style-name="P5" draw:layer="layout" svg:width="3.2cm" svg:height="3.557cm" svg:x="32.5cm" svg:y="13.072cm">
                  <draw:text-box>
                    <text:p text:style-name="P1"><text:span text:style-name="T2">Su </text:span><text:span text:style-name="T2">de</text:span><text:span text:style-name="T2">cisi</text:span><text:span text:style-name="T2">ció</text:span><text:span text:style-name="T2">n </text:span><text:span text:style-name="T2">par</text:span><text:span text:style-name="T2">ec</text:span><text:span text:style-name="T2">e </text:span><text:span text:style-name="T2">cu</text:span><text:span text:style-name="T2">mp</text:span><text:span text:style-name="T2">lir </text:span><text:span text:style-name="T2">co</text:span><text:span text:style-name="T2">n </text:span><text:span text:style-name="T2">nu</text:span><text:span text:style-name="T2">est</text:span><text:span text:style-name="T2">ro </text:span><text:span text:style-name="T2">có</text:span><text:span text:style-name="T2">dig</text:span><text:span text:style-name="T2">o</text:span></text:p>
                  </draw:text-box>
                </draw:frame>
              </draw:g>
            </draw:g>
            <draw:g>
              <draw:g>
                <draw:frame draw:style-name="gr9" draw:text-style-name="P5" draw:layer="layout" svg:width="2.3cm" svg:height="1.955cm" svg:x="16.4cm" svg:y="8.714cm">
                  <draw:text-box>
                    <text:p text:style-name="P1"><text:span text:style-name="T2">¿</text:span><text:span text:style-name="T2">N</text:span><text:span text:style-name="T2">o </text:span><text:span text:style-name="T3">e</text:span><text:span text:style-name="T3">st</text:span><text:span text:style-name="T3">á</text:span><text:span text:style-name="T2"> </text:span><text:span text:style-name="T2">s</text:span><text:span text:style-name="T2">e</text:span><text:span text:style-name="T2">g</text:span><text:span text:style-name="T2">u</text:span><text:span text:style-name="T2">r</text:span><text:span text:style-name="T2">o</text:span><text:span text:style-name="T2">?</text:span></text:p>
                  </draw:text-box>
                </draw:frame>
                <draw:custom-shape draw:style-name="gr10" draw:text-style-name="P7" draw:layer="layout" svg:width="1.2cm" svg:height="1.3cm" svg:x="15.6cm" svg:y="9cm">
                  <text:p/>
                  <draw:enhanced-geometry svg:viewBox="0 0 21600 21600" draw:text-areas="?f0 ?f7 ?f2 21600" draw:type="up-arrow" draw:modifiers="5400 5400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</draw:g>
              <draw:g>
                <draw:frame draw:style-name="gr2" draw:text-style-name="P8" draw:layer="layout" svg:width="1.311cm" svg:height="0.962cm" svg:x="4.3cm" svg:y="19.138cm">
                  <draw:text-box>
                    <text:p>No</text:p>
                  </draw:text-box>
                </draw:frame>
                <draw:custom-shape draw:style-name="gr10" draw:text-style-name="P7" draw:layer="layout" svg:width="1.2cm" svg:height="1.3cm" svg:x="3.501cm" svg:y="19.101cm">
                  <text:p/>
        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</draw:g>
              <draw:g>
                <draw:custom-shape draw:style-name="gr11" draw:text-style-name="P7" draw:layer="layout" svg:width="1.2cm" svg:height="1.1cm" svg:x="6.5cm" svg:y="14.2cm">
                  <text:p/>
                  <draw:enhanced-geometry svg:viewBox="0 0 21600 21600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  <draw:frame draw:style-name="gr2" draw:text-style-name="P8" draw:layer="layout" svg:width="1.103cm" svg:height="0.962cm" svg:x="6.501cm" svg:y="13.638cm">
                  <draw:text-box>
                    <text:p>Sí</text:p>
                  </draw:text-box>
                </draw:frame>
              </draw:g>
              <draw:g>
                <draw:custom-shape draw:style-name="gr11" draw:text-style-name="P7" draw:layer="layout" svg:width="1.2cm" svg:height="1.1cm" svg:x="12.501cm" svg:y="14.201cm">
                  <text:p/>
                  <draw:enhanced-geometry svg:viewBox="0 0 21600 21600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  <draw:frame draw:style-name="gr2" draw:text-style-name="P8" draw:layer="layout" svg:width="1.103cm" svg:height="0.962cm" svg:x="12.502cm" svg:y="13.639cm">
                  <draw:text-box>
                    <text:p>Sí</text:p>
                  </draw:text-box>
                </draw:frame>
              </draw:g>
              <draw:g>
                <draw:custom-shape draw:style-name="gr11" draw:text-style-name="P7" draw:layer="layout" svg:width="1.2cm" svg:height="1.1cm" svg:x="18.602cm" svg:y="14.202cm">
                  <text:p/>
                  <draw:enhanced-geometry svg:viewBox="0 0 21600 21600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  <draw:frame draw:style-name="gr2" draw:text-style-name="P8" draw:layer="layout" svg:width="1.103cm" svg:height="0.962cm" svg:x="18.603cm" svg:y="13.64cm">
                  <draw:text-box>
                    <text:p>Sí</text:p>
                  </draw:text-box>
                </draw:frame>
              </draw:g>
              <draw:g>
                <draw:custom-shape draw:style-name="gr11" draw:text-style-name="P7" draw:layer="layout" svg:width="1.2cm" svg:height="1.1cm" svg:x="24.603cm" svg:y="14.203cm">
                  <text:p/>
                  <draw:enhanced-geometry svg:viewBox="0 0 21600 21600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  <draw:frame draw:style-name="gr2" draw:text-style-name="P8" draw:layer="layout" svg:width="1.103cm" svg:height="0.962cm" svg:x="24.604cm" svg:y="13.641cm">
                  <draw:text-box>
                    <text:p>Sí</text:p>
                  </draw:text-box>
                </draw:frame>
              </draw:g>
              <draw:g>
                <draw:custom-shape draw:style-name="gr11" draw:text-style-name="P7" draw:layer="layout" svg:width="1.2cm" svg:height="1.1cm" svg:x="30.604cm" svg:y="14.204cm">
                  <text:p/>
                  <draw:enhanced-geometry svg:viewBox="0 0 21600 21600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  <draw:frame draw:style-name="gr2" draw:text-style-name="P8" draw:layer="layout" svg:width="1.103cm" svg:height="0.962cm" svg:x="30.605cm" svg:y="13.642cm">
                  <draw:text-box>
                    <text:p>Sí</text:p>
                  </draw:text-box>
                </draw:frame>
              </draw:g>
              <draw:g>
                <draw:frame draw:style-name="gr2" draw:text-style-name="P8" draw:layer="layout" svg:width="1.311cm" svg:height="0.962cm" svg:x="10.2cm" svg:y="19.138cm">
                  <draw:text-box>
                    <text:p>No</text:p>
                  </draw:text-box>
                </draw:frame>
                <draw:custom-shape draw:style-name="gr10" draw:text-style-name="P7" draw:layer="layout" svg:width="1.2cm" svg:height="1.3cm" svg:x="9.401cm" svg:y="19.101cm">
                  <text:p/>
        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</draw:g>
              <draw:g>
                <draw:frame draw:style-name="gr2" draw:text-style-name="P8" draw:layer="layout" svg:width="1.311cm" svg:height="0.962cm" svg:x="16.4cm" svg:y="19.138cm">
                  <draw:text-box>
                    <text:p>No</text:p>
                  </draw:text-box>
                </draw:frame>
                <draw:custom-shape draw:style-name="gr10" draw:text-style-name="P7" draw:layer="layout" svg:width="1.2cm" svg:height="1.3cm" svg:x="15.601cm" svg:y="19.101cm">
                  <text:p/>
        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</draw:g>
              <draw:g>
                <draw:frame draw:style-name="gr2" draw:text-style-name="P8" draw:layer="layout" svg:width="1.311cm" svg:height="0.962cm" svg:x="22.4cm" svg:y="19.138cm">
                  <draw:text-box>
                    <text:p>No</text:p>
                  </draw:text-box>
                </draw:frame>
                <draw:custom-shape draw:style-name="gr10" draw:text-style-name="P7" draw:layer="layout" svg:width="1.2cm" svg:height="1.3cm" svg:x="21.601cm" svg:y="19.101cm">
                  <text:p/>
        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</draw:g>
              <draw:g>
                <draw:frame draw:style-name="gr2" draw:text-style-name="P8" draw:layer="layout" svg:width="1.311cm" svg:height="0.962cm" svg:x="28.4cm" svg:y="19.138cm">
                  <draw:text-box>
                    <text:p>No</text:p>
                  </draw:text-box>
                </draw:frame>
                <draw:custom-shape draw:style-name="gr10" draw:text-style-name="P7" draw:layer="layout" svg:width="1.2cm" svg:height="1.3cm" svg:x="27.601cm" svg:y="19.101cm">
                  <text:p/>
        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</draw:g>
              <draw:g>
                <draw:frame draw:style-name="gr9" draw:text-style-name="P5" draw:layer="layout" svg:width="2.3cm" svg:height="1.955cm" svg:x="10.2cm" svg:y="8.715cm">
                  <draw:text-box>
                    <text:p text:style-name="P1"><text:span text:style-name="T2">¿N</text:span><text:span text:style-name="T2">o </text:span><text:span text:style-name="T3">est</text:span><text:span text:style-name="T3">á</text:span><text:span text:style-name="T2"> </text:span><text:span text:style-name="T2">se</text:span><text:span text:style-name="T2">gur</text:span><text:span text:style-name="T2">o?</text:span></text:p>
                  </draw:text-box>
                </draw:frame>
                <draw:custom-shape draw:style-name="gr10" draw:text-style-name="P7" draw:layer="layout" svg:width="1.2cm" svg:height="1.3cm" svg:x="9.4cm" svg:y="9.001cm">
                  <text:p/>
                  <draw:enhanced-geometry svg:viewBox="0 0 21600 21600" draw:text-areas="?f0 ?f7 ?f2 21600" draw:type="up-arrow" draw:modifiers="5400 5400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</draw:g>
              <draw:g>
                <draw:frame draw:style-name="gr9" draw:text-style-name="P5" draw:layer="layout" svg:width="2.3cm" svg:height="1.955cm" svg:x="4.3cm" svg:y="8.716cm">
                  <draw:text-box>
                    <text:p text:style-name="P1"><text:span text:style-name="T2">¿</text:span><text:span text:style-name="T2">N</text:span><text:span text:style-name="T2">o</text:span><text:span text:style-name="T2"> </text:span><text:span text:style-name="T3">e</text:span><text:span text:style-name="T3">s</text:span><text:span text:style-name="T3">t</text:span><text:span text:style-name="T3">á</text:span><text:span text:style-name="T2"> </text:span><text:span text:style-name="T2">s</text:span><text:span text:style-name="T2">e</text:span><text:span text:style-name="T2">g</text:span><text:span text:style-name="T2">u</text:span><text:span text:style-name="T2">r</text:span><text:span text:style-name="T2">o</text:span><text:span text:style-name="T2">?</text:span></text:p>
                  </draw:text-box>
                </draw:frame>
                <draw:custom-shape draw:style-name="gr10" draw:text-style-name="P7" draw:layer="layout" svg:width="1.2cm" svg:height="1.3cm" svg:x="3.5cm" svg:y="9.002cm">
                  <text:p/>
                  <draw:enhanced-geometry svg:viewBox="0 0 21600 21600" draw:text-areas="?f0 ?f7 ?f2 21600" draw:type="up-arrow" draw:modifiers="5400 5400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</draw:g>
              <draw:g>
                <draw:frame draw:style-name="gr9" draw:text-style-name="P5" draw:layer="layout" svg:width="2.3cm" svg:height="1.955cm" svg:x="22.4cm" svg:y="8.716cm">
                  <draw:text-box>
                    <text:p text:style-name="P1"><text:span text:style-name="T2">¿No </text:span><text:span text:style-name="T3">está</text:span><text:span text:style-name="T2"> </text:span><text:span text:style-name="T2">seguro</text:span><text:span text:style-name="T2">?</text:span></text:p>
                  </draw:text-box>
                </draw:frame>
                <draw:custom-shape draw:style-name="gr10" draw:text-style-name="P7" draw:layer="layout" svg:width="1.2cm" svg:height="1.3cm" svg:x="21.6cm" svg:y="9.002cm">
                  <text:p/>
                  <draw:enhanced-geometry svg:viewBox="0 0 21600 21600" draw:text-areas="?f0 ?f7 ?f2 21600" draw:type="up-arrow" draw:modifiers="5400 5400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</draw:g>
              <draw:g>
                <draw:frame draw:style-name="gr9" draw:text-style-name="P5" draw:layer="layout" svg:width="2.3cm" svg:height="1.955cm" svg:x="28.4cm" svg:y="8.717cm">
                  <draw:text-box>
                    <text:p text:style-name="P1"><text:span text:style-name="T2">¿No </text:span><text:span text:style-name="T3">está</text:span><text:span text:style-name="T2"> </text:span><text:span text:style-name="T2">seguro?</text:span></text:p>
                  </draw:text-box>
                </draw:frame>
                <draw:custom-shape draw:style-name="gr10" draw:text-style-name="P7" draw:layer="layout" svg:width="1.2cm" svg:height="1.3cm" svg:x="27.6cm" svg:y="9.003cm">
                  <text:p/>
                  <draw:enhanced-geometry svg:viewBox="0 0 21600 21600" draw:text-areas="?f0 ?f7 ?f2 21600" draw:type="up-arrow" draw:modifiers="5400 5400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12" draw:text-style-name="P9" draw:layer="layout" svg:width="2.5cm" svg:height="2.5cm" svg:x="2.8cm" svg:y="6.2cm">
                  <text:p text:style-name="P1"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frame draw:style-name="gr13" draw:text-style-name="P11" draw:layer="layout" svg:width="2.487cm" svg:height="0.802cm" svg:x="2.807cm" svg:y="7.049cm">
                  <draw:text-box>
                    <text:p text:style-name="P10"><text:span text:style-name="T4">ESPERE</text:span></text:p>
                  </draw:text-box>
                </draw:frame>
              </draw:g>
              <draw:g>
                <draw:custom-shape draw:style-name="gr12" draw:text-style-name="P9" draw:layer="layout" svg:width="2.5cm" svg:height="2.5cm" svg:x="8.701cm" svg:y="6.201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frame draw:style-name="gr13" draw:text-style-name="P11" draw:layer="layout" svg:width="2.487cm" svg:height="0.802cm" svg:x="8.708cm" svg:y="7.05cm">
                  <draw:text-box>
                    <text:p text:style-name="P10"><text:span text:style-name="T4">ESPERE</text:span></text:p>
                  </draw:text-box>
                </draw:frame>
              </draw:g>
              <draw:g>
                <draw:custom-shape draw:style-name="gr12" draw:text-style-name="P9" draw:layer="layout" svg:width="2.5cm" svg:height="2.5cm" svg:x="14.902cm" svg:y="6.202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frame draw:style-name="gr13" draw:text-style-name="P11" draw:layer="layout" svg:width="2.487cm" svg:height="0.802cm" svg:x="14.909cm" svg:y="7.051cm">
                  <draw:text-box>
                    <text:p text:style-name="P10"><text:span text:style-name="T4">ESPERE</text:span></text:p>
                  </draw:text-box>
                </draw:frame>
              </draw:g>
              <draw:g>
                <draw:custom-shape draw:style-name="gr12" draw:text-style-name="P9" draw:layer="layout" svg:width="2.5cm" svg:height="2.5cm" svg:x="20.903cm" svg:y="6.203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frame draw:style-name="gr13" draw:text-style-name="P11" draw:layer="layout" svg:width="2.487cm" svg:height="0.802cm" svg:x="20.91cm" svg:y="7.052cm">
                  <draw:text-box>
                    <text:p text:style-name="P10"><text:span text:style-name="T4">ESPERE</text:span></text:p>
                  </draw:text-box>
                </draw:frame>
              </draw:g>
              <draw:g>
                <draw:custom-shape draw:style-name="gr12" draw:text-style-name="P9" draw:layer="layout" svg:width="2.5cm" svg:height="2.5cm" svg:x="26.904cm" svg:y="6.204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frame draw:style-name="gr13" draw:text-style-name="P11" draw:layer="layout" svg:width="2.487cm" svg:height="0.802cm" svg:x="26.911cm" svg:y="7.053cm">
                  <draw:text-box>
                    <text:p text:style-name="P10"><text:span text:style-name="T4">ESPERE</text:span></text:p>
                  </draw:text-box>
                </draw:frame>
              </draw:g>
            </draw:g>
            <draw:g>
              <draw:g>
                <draw:custom-shape draw:style-name="gr14" draw:text-style-name="P12" draw:layer="layout" svg:width="2.3cm" svg:height="2.3cm" svg:x="3cm" svg:y="20.6cm">
                  <text:p/>
      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      <draw:equation draw:name="f0" draw:formula="left+$0 "/>
                    <draw:equation draw:name="f1" draw:formula="top+$0 "/>
                    <draw:equation draw:name="f2" draw:formula="right-$0 "/>
                    <draw:equation draw:name="f3" draw:formula="bottom-$0 "/>
                    <draw:equation draw:name="f4" draw:formula="$0 /2"/>
                    <draw:equation draw:name="f5" draw:formula="left+?f4 "/>
                    <draw:equation draw:name="f6" draw:formula="top+?f4 "/>
                    <draw:equation draw:name="f7" draw:formula="right-?f4 "/>
                    <draw:equation draw:name="f8" draw:formula="bottom-?f4 "/>
                    <draw:handle draw:handle-position="$0 top" draw:handle-range-x-minimum="0" draw:handle-range-x-maximum="10800"/>
                  </draw:enhanced-geometry>
                </draw:custom-shape>
                <draw:frame draw:style-name="gr13" draw:text-style-name="P11" draw:layer="layout" svg:width="1.792cm" svg:height="0.802cm" svg:x="3.254cm" svg:y="21.349cm">
                  <draw:text-box>
                    <text:p text:style-name="P10"><text:span text:style-name="T4">ALTO</text:span></text:p>
                  </draw:text-box>
                </draw:frame>
              </draw:g>
              <draw:g>
                <draw:custom-shape draw:style-name="gr14" draw:text-style-name="P12" draw:layer="layout" svg:width="2.3cm" svg:height="2.3cm" svg:x="8.801cm" svg:y="20.601cm">
                  <text:p/>
      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      <draw:equation draw:name="f0" draw:formula="left+$0 "/>
                    <draw:equation draw:name="f1" draw:formula="top+$0 "/>
                    <draw:equation draw:name="f2" draw:formula="right-$0 "/>
                    <draw:equation draw:name="f3" draw:formula="bottom-$0 "/>
                    <draw:equation draw:name="f4" draw:formula="$0 /2"/>
                    <draw:equation draw:name="f5" draw:formula="left+?f4 "/>
                    <draw:equation draw:name="f6" draw:formula="top+?f4 "/>
                    <draw:equation draw:name="f7" draw:formula="right-?f4 "/>
                    <draw:equation draw:name="f8" draw:formula="bottom-?f4 "/>
                    <draw:handle draw:handle-position="$0 top" draw:handle-range-x-minimum="0" draw:handle-range-x-maximum="10800"/>
                  </draw:enhanced-geometry>
                </draw:custom-shape>
                <draw:frame draw:style-name="gr13" draw:text-style-name="P11" draw:layer="layout" svg:width="1.792cm" svg:height="0.802cm" svg:x="9.055cm" svg:y="21.35cm">
                  <draw:text-box>
                    <text:p text:style-name="P10"><text:span text:style-name="T4">ALTO</text:span></text:p>
                  </draw:text-box>
                </draw:frame>
              </draw:g>
              <draw:g>
                <draw:custom-shape draw:style-name="gr14" draw:text-style-name="P12" draw:layer="layout" svg:width="2.3cm" svg:height="2.3cm" svg:x="15.102cm" svg:y="20.602cm">
                  <text:p/>
      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      <draw:equation draw:name="f0" draw:formula="left+$0 "/>
                    <draw:equation draw:name="f1" draw:formula="top+$0 "/>
                    <draw:equation draw:name="f2" draw:formula="right-$0 "/>
                    <draw:equation draw:name="f3" draw:formula="bottom-$0 "/>
                    <draw:equation draw:name="f4" draw:formula="$0 /2"/>
                    <draw:equation draw:name="f5" draw:formula="left+?f4 "/>
                    <draw:equation draw:name="f6" draw:formula="top+?f4 "/>
                    <draw:equation draw:name="f7" draw:formula="right-?f4 "/>
                    <draw:equation draw:name="f8" draw:formula="bottom-?f4 "/>
                    <draw:handle draw:handle-position="$0 top" draw:handle-range-x-minimum="0" draw:handle-range-x-maximum="10800"/>
                  </draw:enhanced-geometry>
                </draw:custom-shape>
                <draw:frame draw:style-name="gr13" draw:text-style-name="P11" draw:layer="layout" svg:width="1.792cm" svg:height="0.802cm" svg:x="15.356cm" svg:y="21.351cm">
                  <draw:text-box>
                    <text:p text:style-name="P10"><text:span text:style-name="T4">ALTO</text:span></text:p>
                  </draw:text-box>
                </draw:frame>
              </draw:g>
              <draw:g>
                <draw:custom-shape draw:style-name="gr14" draw:text-style-name="P12" draw:layer="layout" svg:width="2.3cm" svg:height="2.3cm" svg:x="21.103cm" svg:y="20.603cm">
                  <text:p/>
      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      <draw:equation draw:name="f0" draw:formula="left+$0 "/>
                    <draw:equation draw:name="f1" draw:formula="top+$0 "/>
                    <draw:equation draw:name="f2" draw:formula="right-$0 "/>
                    <draw:equation draw:name="f3" draw:formula="bottom-$0 "/>
                    <draw:equation draw:name="f4" draw:formula="$0 /2"/>
                    <draw:equation draw:name="f5" draw:formula="left+?f4 "/>
                    <draw:equation draw:name="f6" draw:formula="top+?f4 "/>
                    <draw:equation draw:name="f7" draw:formula="right-?f4 "/>
                    <draw:equation draw:name="f8" draw:formula="bottom-?f4 "/>
                    <draw:handle draw:handle-position="$0 top" draw:handle-range-x-minimum="0" draw:handle-range-x-maximum="10800"/>
                  </draw:enhanced-geometry>
                </draw:custom-shape>
                <draw:frame draw:style-name="gr13" draw:text-style-name="P11" draw:layer="layout" svg:width="1.792cm" svg:height="0.802cm" svg:x="21.357cm" svg:y="21.352cm">
                  <draw:text-box>
                    <text:p text:style-name="P10"><text:span text:style-name="T4">ALTO</text:span></text:p>
                  </draw:text-box>
                </draw:frame>
              </draw:g>
              <draw:g>
                <draw:custom-shape draw:style-name="gr14" draw:text-style-name="P12" draw:layer="layout" svg:width="2.3cm" svg:height="2.3cm" svg:x="27.004cm" svg:y="20.604cm">
                  <text:p/>
      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      <draw:equation draw:name="f0" draw:formula="left+$0 "/>
                    <draw:equation draw:name="f1" draw:formula="top+$0 "/>
                    <draw:equation draw:name="f2" draw:formula="right-$0 "/>
                    <draw:equation draw:name="f3" draw:formula="bottom-$0 "/>
                    <draw:equation draw:name="f4" draw:formula="$0 /2"/>
                    <draw:equation draw:name="f5" draw:formula="left+?f4 "/>
                    <draw:equation draw:name="f6" draw:formula="top+?f4 "/>
                    <draw:equation draw:name="f7" draw:formula="right-?f4 "/>
                    <draw:equation draw:name="f8" draw:formula="bottom-?f4 "/>
                    <draw:handle draw:handle-position="$0 top" draw:handle-range-x-minimum="0" draw:handle-range-x-maximum="10800"/>
                  </draw:enhanced-geometry>
                </draw:custom-shape>
                <draw:frame draw:style-name="gr13" draw:text-style-name="P11" draw:layer="layout" svg:width="1.792cm" svg:height="0.802cm" svg:x="27.258cm" svg:y="21.353cm">
                  <draw:text-box>
                    <text:p text:style-name="P10"><text:span text:style-name="T4">ALTO</text:span></text:p>
                  </draw:text-box>
                </draw:frame>
              </draw:g>
            </draw:g>
            <draw:g>
              <draw:custom-shape draw:style-name="gr15" draw:text-style-name="P1" draw:layer="layout" svg:width="8.9cm" svg:height="4.9cm" svg:x="31.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6" draw:text-style-name="P13" draw:layer="layout" svg:width="6.4cm" svg:height="2.147cm" svg:x="34cm" svg:y="18cm">
                <draw:text-box>
                  <text:p><text:span text:style-name="T5">¡Espere! Hable con su gerente, asesor jurídico o </text:span><text:span text:style-name="T5">representante de RR.HH. para que le brinde </text:span><text:span text:style-name="T5">orientación.</text:span></text:p>
                </draw:text-box>
              </draw:frame>
              <draw:frame draw:style-name="gr17" draw:text-style-name="P15" draw:layer="layout" svg:width="6.1cm" svg:height="1.787cm" svg:x="34.1cm" svg:y="20.5cm">
                <draw:text-box>
                  <text:p text:style-name="P14"><text:span text:style-name="T6">¡ALTO! Esta acción podría tener serias </text:span><text:span text:style-name="T6">ramificaciones legales.</text:span></text:p>
                </draw:text-box>
              </draw:frame>
              <draw:g>
                <draw:custom-shape draw:style-name="gr18" draw:text-style-name="P9" draw:layer="layout" svg:width="1.9cm" svg:height="1.9cm" svg:x="31.843cm" svg:y="18.1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frame draw:style-name="gr19" draw:text-style-name="P17" draw:layer="layout" svg:width="1.987cm" svg:height="0.645cm" svg:x="31.8cm" svg:y="18.728cm">
                  <draw:text-box>
                    <text:p text:style-name="P16"><text:span text:style-name="T7">ESPERE</text:span></text:p>
                  </draw:text-box>
                </draw:frame>
              </draw:g>
              <draw:g>
                <draw:custom-shape draw:style-name="gr20" draw:text-style-name="P12" draw:layer="layout" svg:width="1.795cm" svg:height="1.795cm" svg:x="32.1cm" svg:y="20.4cm">
                  <text:p/>
        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        <draw:equation draw:name="f0" draw:formula="left+$0 "/>
                    <draw:equation draw:name="f1" draw:formula="top+$0 "/>
                    <draw:equation draw:name="f2" draw:formula="right-$0 "/>
                    <draw:equation draw:name="f3" draw:formula="bottom-$0 "/>
                    <draw:equation draw:name="f4" draw:formula="$0 /2"/>
                    <draw:equation draw:name="f5" draw:formula="left+?f4 "/>
                    <draw:equation draw:name="f6" draw:formula="top+?f4 "/>
                    <draw:equation draw:name="f7" draw:formula="right-?f4 "/>
                    <draw:equation draw:name="f8" draw:formula="bottom-?f4 "/>
                    <draw:handle draw:handle-position="$0 top" draw:handle-range-x-minimum="0" draw:handle-range-x-maximum="10800"/>
                  </draw:enhanced-geometry>
                </draw:custom-shape>
                <draw:frame draw:style-name="gr19" draw:text-style-name="P19" draw:layer="layout" svg:width="1.468cm" svg:height="0.645cm" svg:x="32.263cm" svg:y="20.975cm">
                  <draw:text-box>
                    <text:p text:style-name="P18"><text:span text:style-name="T7">ALT</text:span><text:span text:style-name="T7">O</text:span></text:p>
                  </draw:text-box>
                </draw:frame>
              </draw:g>
            </draw:g>
          </draw:g>
          <draw:frame draw:style-name="gr21" draw:text-style-name="P21" draw:layer="layout" svg:width="10.5cm" svg:height="1.119cm" svg:x="14.5cm" svg:y="4.5cm">
            <draw:text-box>
              <text:p text:style-name="P20"><text:span text:style-name="T8">Á</text:span><text:span text:style-name="T8">r</text:span><text:span text:style-name="T8">b</text:span><text:span text:style-name="T8">o</text:span><text:span text:style-name="T8">l </text:span><text:span text:style-name="T8">d</text:span><text:span text:style-name="T8">e</text:span><text:span text:style-name="T8"> </text:span><text:span text:style-name="T8">D</text:span><text:span text:style-name="T8">e</text:span><text:span text:style-name="T8">c</text:span><text:span text:style-name="T8">i</text:span><text:span text:style-name="T8">s</text:span><text:span text:style-name="T8">i</text:span><text:span text:style-name="T8">o</text:span><text:span text:style-name="T8">n</text:span><text:span text:style-name="T8">e</text:span><text:span text:style-name="T8">s</text:span><text:span text:style-name="T8"> </text:span><text:span text:style-name="T8">É</text:span><text:span text:style-name="T8">t</text:span><text:span text:style-name="T8">i</text:span><text:span text:style-name="T8">c</text:span><text:span text:style-name="T8">a</text:span><text:span text:style-name="T8">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4" draw:marker-start-width="0.2cm" draw:marker-start-center="false" draw:marker-end-width="0.2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3465a4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11:11:43.620119809</meta:creation-date>
    <dc:date>2024-03-10T12:13:50.656873516</dc:date>
    <meta:editing-duration>PT30S</meta:editing-duration>
    <meta:editing-cycles>1</meta:editing-cycles>
    <meta:document-statistic meta:object-count="110"/>
    <meta:generator>LibreOffice/6.4.7.2$Linux_X86_64 LibreOffice_project/40$Build-2</meta:generator>
  </office:meta>
</office:document-meta>
</file>